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bulleted list.</text:p>
          <text:p text:style-name="P1">This item must not be bulleted.</text:p>
          <text:p text:style-name="P1">This item must not be bulleted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